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2" style:family="paragraph" style:parent-style-name="Standard">
      <style:text-properties style:font-name="Arial Nova" fo:font-size="14pt" fo:language="fr" fo:country="FR" fo:font-weight="normal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érémy Choisy</text:p>
      <text:p text:style-name="P1">La Bastide du Loup</text:p>
      <text:p text:style-name="P1">211 chemin de la carrière de Montmeuille</text:p>
      <text:p text:style-name="P1">06480 La Colle sur loup</text:p>
      <text:p text:style-name="P1">choisy.jeremy@gmail.com</text:p>
      <text:p text:style-name="P1">07.75.21.36.24</text:p>
      <text:p text:style-name="P1">26 years old</text:p>
      <text:p text:style-name="P1"/>
      <text:p text:style-name="P1"/>
      <text:p text:style-name="P1"/>
      <text:p text:style-name="P1"/>
      <text:p text:style-name="P1"/>
      <text:p text:style-name="P1">Subject : Seeking a developpment internship / apprenticeship</text:p>
      <text:p text:style-name="P1"/>
      <text:p text:style-name="P1"/>
      <text:p text:style-name="P1">Dear Mr. Do,</text:p>
      <text:p text:style-name="P1"/>
      <text:p text:style-name="P1"><text:tab/>Currently studying Computer Science at MIAGE (bachelor degree), I'm seeking an internship from the 13<text:span text:style-name="T1">th</text:span> of May to the 23<text:span text:style-name="T1">rd</text:span> of August in the first time, and then an apprenticeship for the next following years. I strongly believe that my unusual profile would ideally fit in your company.</text:p>
      <text:p text:style-name="P1"/>
      <text:p text:style-name="P1"><text:tab/>Computer enthusiast, I'm curious about every possible aspects in the IT field and I always want to learn more. I'm always very dedicated to my work in order to do it the best possible way and I really enjoy working as a team, I truly think that being able to share ideas and suggestions can really be a great asset.</text:p>
      <text:p text:style-name="P1"/>
      <text:p text:style-name="P1"><text:tab/>Another passion I found a couple of years ago is travelling. I spent two years in Australia, that allowed me to discover another culture, and to travel even more, especially in Asia. What I really liked about that experience is that it gave me the opportunity to live on a daily basis with people coming from a lot of different countries and cultures, and it was more than rewarding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3T21:41:21.37</meta:creation-date>
    <meta:document-statistic meta:table-count="0" meta:image-count="0" meta:object-count="0" meta:page-count="1" meta:paragraph-count="12" meta:word-count="211" meta:character-count="1203"/>
    <dc:date>2018-11-14T00:49:26.96</dc:date>
    <meta:editing-duration>PT1H53M23S</meta:editing-duration>
    <meta:editing-cycles>1</meta:editing-cycles>
    <meta:generator>OpenOffice/4.1.4$Win32 OpenOffice.org_project/414m5$Build-9788</meta:generator>
  </office:meta>
</office:document-meta>
</file>